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00000025C7075B2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6.6929in" svg:height="8.1508in" draw:z-index="0"><draw:image xlink:href="Pictures/10000201000001F00000025C7075B2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8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9:38:56.771727475</meta:creation-date>
    <dc:date>2015-08-06T19:48:28.103324139</dc:date>
    <meta:editing-duration>PT7M48S</meta:editing-duration>
    <meta:editing-cycles>2</meta:editing-cycles>
    <meta:generator>LibreOffice/4.4.2.2$Linux_X86_64 LibreOffice_project/4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